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text-properties style:font-name="Sans" fo:language="en" fo:country="GB"/>
    </style:style>
    <style:style style:name="P24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5" style:family="paragraph" style:parent-style-name="code">
      <style:paragraph-properties fo:break-before="page"/>
    </style:style>
    <style:style style:name="P26" style:family="paragraph" style:parent-style-name="Text_20_body">
      <style:text-properties style:font-name="Ubuntu"/>
    </style:style>
    <style:style style:name="P27" style:family="paragraph" style:parent-style-name="Text_20_body">
      <style:text-properties style:font-name="Ubuntu" fo:language="en" fo:country="GB"/>
    </style:style>
    <style:style style:name="P28" style:family="paragraph" style:parent-style-name="code">
      <style:text-properties style:font-name="Ubuntu"/>
    </style:style>
    <style:style style:name="P29" style:family="paragraph" style:parent-style-name="code">
      <style:text-properties style:font-name="Ubuntu" fo:language="en" fo:country="GB"/>
    </style:style>
    <style:style style:name="P30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1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code">
      <style:text-properties fo:font-weight="normal" style:font-weight-asian="normal" style:font-weight-complex="normal"/>
    </style:style>
    <style:style style:name="P33" style:family="paragraph" style:parent-style-name="code">
      <style:text-properties style:font-name="Ubuntu Mono"/>
    </style:style>
    <style:style style:name="P34" style:family="paragraph" style:parent-style-name="code">
      <style:text-properties fo:color="#4b1f6f" style:font-name="Ubuntu Mono" fo:language="en" fo:country="GB"/>
    </style:style>
    <style:style style:name="P35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6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Etape">
      <style:text-properties style:font-name="Ubuntu" fo:language="en" fo:country="GB"/>
    </style:style>
    <style:style style:name="P38" style:family="paragraph" style:parent-style-name="Preformatted_20_Text">
      <style:text-properties style:font-name="Ubuntu" fo:language="en" fo:country="GB"/>
    </style:style>
    <style:style style:name="P39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40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fo:letter-spacing="normal" fo:font-style="normal" fo:font-weight="normal"/>
    </style:style>
    <style:style style:name="T1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6"/>
      <text:p text:style-name="P35">Requirements</text:p>
      <text:p text:style-name="P35"/>
      <text:p text:style-name="P31"/>
      <text:p text:style-name="P31">- One or two physical(s) / virtual(s) server(s).</text:p>
      <text:p text:style-name="P30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4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4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4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465717712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1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34">auto eth1<text:line-break/>iface eth1 inet manual</text:p>
      <text:p text:style-name="P33">up ifconfig eth1 up</text:p>
      <text:p text:style-name="P17"/>
      <text:p text:style-name="P17"/>
      <text:p text:style-name="P17"/>
      <text:p text:style-name="P3"><text:soft-page-break/>Restart the service :</text:p>
      <text:p text:style-name="P17"/>
      <text:p text:style-name="P18">/etc/init.d/networking restart</text:p>
      <text:p text:style-name="P10"/>
      <text:p text:style-name="P23"><text:span text:style-name="T14">Assumption : two NIC, </text:span><text:span text:style-name="T15">eth0</text:span><text:span text:style-name="T14"> for public network and </text:span><text:span text:style-name="T15">eth1</text:span><text:span text:style-name="T14"> used by Open-vSwitch for bridging (private network).</text:span>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Etape"><text:soft-page-break/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localhost' IDENTIFIED BY 'password';</text:p>
      <text:p text:style-name="code">GRANT ALL PRIVILEGES ON nova.* TO 'nova'@'essex-2' IDENTIFIED BY 'password';</text:p>
      <text:p text:style-name="code">CREATE DATABASE glance; </text:p>
      <text:p text:style-name="code">GRANT ALL PRIVILEGES ON glance.* TO 'glance'@'localhost' IDENTIFIED BY 'password';</text:p>
      <text:p text:style-name="code">CREATE DATABASE keystone; </text:p>
      <text:p text:style-name="code">GRANT ALL PRIVILEGES ON keystone.* TO 'keystone'@'localhost' IDENTIFIED BY 'password';</text:p>
      <text:p text:style-name="code">CREATE DATABASE ovs_quantum; </text:p>
      <text:p text:style-name="code">GRANT ALL PRIVILEGES ON ovs_quantum.* TO 'ovs_quantum'@'localhost' IDENTIFIED BY 'password';</text:p>
      <text:p text:style-name="code">FLUSH PRIVILEGES;</text:p>
      <text:p text:style-name="code">EOF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9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localhost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9">We can add Ubuntu 12.04 LTS Cloud image in the index :</text:p>
      <text:p text:style-name="P38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service </text:p>
      <text:p text:style-name="code">admin_user = nova</text:p>
      <text:p text:style-name="code">admin_password = password </text:p>
      <text:p text:style-name="P10"/>
      <text:p text:style-name="P10"/>
      <text:p text:style-name="P27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6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7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6">Quantum is a new project in OpenStack, and is in “<text:span text:style-name="T10">incubation</text:span>” for Essex. In the future (<text:span text:style-name="T10">Folsom</text:span>), it will be a core project.</text:p>
      <text:p text:style-name="P26"/>
      <text:p text:style-name="P26">N.B. : Quantum is “<text:span text:style-name="T10">bleeding edge</text:span>”, so don't worry if you meet some troubles. Check the log files and find the issue !</text:p>
      <text:p text:style-name="P26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localhost:3306/ovs_quantum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7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<text:s/>on each binary, that's good, we can continu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1558075266" text:continue-numbering="true" text:style-name="L1">
        <text:list-item>
          <text:p text:style-name="P40">Time zone : <text:span text:style-name="T4">UTC</text:span></text:p>
        </text:list-item>
        <text:list-item>
          <text:p text:style-name="P40">Hostname : <text:span text:style-name="T4">essex-2</text:span></text:p>
        </text:list-item>
        <text:list-item>
          <text:p text:style-name="P40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9">export LANG=C</text:p>
      <text:p text:style-name="P29"/>
      <text:p text:style-name="P29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34">auto eth1<text:line-break/>iface eth1 inet manual</text:p>
      <text:p text:style-name="P34">up ifconfig eth1 up</text:p>
      <text:p text:style-name="P34"/>
      <text:p text:style-name="P3">Restart the service :</text:p>
      <text:p text:style-name="P17"/>
      <text:p text:style-name="P18">/etc/init.d/networking restart</text:p>
      <text:p text:style-name="P10"/>
      <text:p text:style-name="P19"><text:soft-page-break/>Assumption : two NIC, <text:span text:style-name="T4">eth0</text:span> for public network and <text:span text:style-name="T4">eth1</text:span> used by Open-vSwitch for bridging (private network).</text:p>
      <text:p text:style-name="P10"/>
      <text:p text:style-name="P10">Edit the <text:span text:style-name="T4">/etc/sysctl.conf</text:span> file, uncomment "<text:span text:style-name="T4">net.ipv4.ip_forward=1</text:span>" and launch :</text:p>
      <text:p text:style-name="P10"/>
      <text:p text:style-name="code">echo 1 &gt; /proc/sys/net/ipv4/ip_forward </text:p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1">apt-get install open-iscsi open-iscsi-utils</text:p>
      <text:p text:style-name="P31"/>
      <text:p text:style-name="P31"/>
      <text:p text:style-name="P31"/>
      <text:p text:style-name="P31"/>
      <text:p text:style-name="Etape">KVM, QEMU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Etape"><text:soft-page-break/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2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Standard"/>
      <text:p text:style-name="Etape">Open-vSwitch &amp; Quantum-agent</text:p>
      <text:p text:style-name="P37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P10">Now, launch :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P3"><text:soft-page-break/></text:p>
      <text:p text:style-name="P3">We can check if all nova services are working :</text:p>
      <text:p text:style-name="P3"/>
      <text:p text:style-name="code">nova-manage service list</text:p>
      <text:p text:style-name="code"/>
      <text:p text:style-name="P26">If you can see “<text:span text:style-name="T4">:-)</text:span>” on each binary, that's very good !</text:p>
      <text:p text:style-name="code"/>
      <text:p text:style-name="P25"/>
      <text:p text:style-name="P5">Conclusion</text:p>
      <text:p text:style-name="P5"/>
      <text:p text:style-name="P5"/>
      <text:p text:style-name="P26">You can now log on to the dashboard with you favourite web browser with <text:span text:style-name="T11">admin</text:span> / <text:span text:style-name="T11">password</text:span> credentials.</text:p>
      <text:p text:style-name="P26"/>
      <text:p text:style-name="P26"/>
      <text:p text:style-name="P26">Enjoy !</text:p>
      <text:p text:style-name="P26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6"/>
      <text:p text:style-name="P26"/>
      <text:p text:style-name="P26"/>
      <text:p text:style-name="P26">In Essex, <text:span text:style-name="T10">Quantum</text:span> UI is not incubated in Horizon, but you can download it on this <text:a xlink:type="simple" xlink:href="https://review.openstack.org/#/c/6548/">URL</text:a>.</text:p>
      <text:p text:style-name="P24"/>
      <text:p text:style-name="P5">Credits</text:p>
      <text:p text:style-name="P5"/>
      <text:p text:style-name="P5"/>
      <text:p text:style-name="Etape">Thank's to :</text:p>
      <text:p text:style-name="P28"/>
      <text:p text:style-name="P28"/>
      <text:p text:style-name="P28"><text:span text:style-name="T4">All the </text:span><text:a xlink:type="simple" xlink:href="http://www.stackops.com/company/stackops-team/"><text:span text:style-name="T4">StackOps Team</text:span></text:a> of course ! <text:s/>:-)</text:p>
      <text:p text:style-name="P28"/>
      <text:p text:style-name="P28"/>
      <text:p text:style-name="P28">Pedro Navarro Pérez : My mentor and friend.</text:p>
      <text:p text:style-name="P28"/>
      <text:p text:style-name="P28">Dan Wendlandt - Nicira Networks</text:p>
      <text:p text:style-name="P28"/>
      <text:p text:style-name="P28">Loïc Dachary – eNovance</text:p>
      <text:p text:style-name="P28"/>
      <text:p text:style-name="P28">Kord Campbell – Loggly</text:p>
      <text:p text:style-name="P28"/>
      <text:p text:style-name="P28">Razique Mahroua - Nuage &amp; Co</text:p>
      <text:p text:style-name="P28"/>
      <text:p text:style-name="P28">All the OpenStack Community</text:p>
      <text:p text:style-name="P28"/>
      <text:p text:style-name="P28"/>
      <text:p text:style-name="P28"/>
      <text:p text:style-name="Etape">Sources :</text:p>
      <text:p text:style-name="P28"/>
      <text:p text:style-name="P28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8"/>
      <text:p text:style-name="P28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8"/>
      <text:p text:style-name="P28"><text:a xlink:type="simple" xlink:href="http://docs.openstack.org/incubation/openstack-network/admin/content/">http://docs.openstack.org/incubation/openstack-network/admin/content/</text:a></text:p>
      <text:p text:style-name="P28"/>
      <text:p text:style-name="P28"><text:a xlink:type="simple" xlink:href="http://openvswitch.org/openstack/documentation/">http://openvswitch.org/openstack/documentation/</text:a></text:p>
      <text:p text:style-name="P28"/>
      <text:p text:style-name="P28">Launchpads, forums, blogs, …</text:p>
      <text:p text:style-name="P28"/>
      <text:p text:style-name="P28"/>
      <text:p text:style-name="P28"/>
      <text:p text:style-name="P28"/>
      <text:p text:style-name="P28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6-07T00:48:41</dc:date>
    <dc:creator>My1 </dc:creator>
    <meta:editing-duration>PT6H36M21S</meta:editing-duration>
    <meta:editing-cycles>312</meta:editing-cycles>
    <meta:document-statistic meta:table-count="0" meta:image-count="4" meta:object-count="0" meta:page-count="20" meta:paragraph-count="331" meta:word-count="1579" meta:character-count="12735" meta:non-whitespace-character-count="11303"/>
  </office:meta>
</office:document-meta>
</file>